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944cm"/>
    </style:style>
    <style:style style:name="co7" style:family="table-column">
      <style:table-column-properties fo:break-before="auto" style:column-width="4.47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5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5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2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59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60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62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51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49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51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49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51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49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51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58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49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49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49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49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51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49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51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49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51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49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51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51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51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49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49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51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<text:span text:style-name="T1">Ceramicas Castro (U$S 560,55)</text:span> – Dolar a 40</text:p>
          </table:table-cell>
          <table:covered-table-cell table:number-columns-repeated="18"/>
          <table:table-cell/>
          <table:table-cell table:style-name="ce49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51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49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51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49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49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51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<text:span text:style-name="T1">Vidrieria VG – </text:span>Puerta Ventana Vidrio Entre Piso  </text:p>
          </table:table-cell>
          <table:covered-table-cell table:number-columns-repeated="18"/>
          <table:table-cell/>
          <table:table-cell table:style-name="ce49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<text:span text:style-name="T1">Vidrieria VG – </text:span>Ventana Tabaquera</text:p>
          </table:table-cell>
          <table:covered-table-cell table:number-columns-repeated="18"/>
          <table:table-cell/>
          <table:table-cell table:style-name="ce51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49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51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51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49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51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51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49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49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51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49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51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49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51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51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51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49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49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51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49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51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9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51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49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51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51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49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51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51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49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51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49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51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57" table:number-columns-spanned="19" table:number-rows-spanned="1"/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49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56" table:number-columns-spanned="19" table:number-rows-spanned="1"/>
          <table:covered-table-cell table:number-columns-repeated="18"/>
          <table:table-cell/>
          <table:table-cell table:style-name="ce51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54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49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56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51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57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49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59"/>
          <table:table-cell table:number-columns-repeated="986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4"/>
          <table:table-cell table:style-name="ce78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59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59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75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3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68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8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3" table:number-columns-repeated="2"/>
          <table:table-cell table:style-name="ce68" office:value-type="float" office:value="1" calcext:value-type="float">
            <text:p>1</text:p>
          </table:table-cell>
          <table:table-cell table:style-name="ce73" table:number-columns-repeated="2"/>
          <table:table-cell table:style-name="ce72" table:number-columns-repeated="2"/>
          <table:table-cell table:style-name="ce71" table:number-columns-repeated="2"/>
          <table:table-cell table:style-name="ce72" table:number-columns-repeated="2"/>
          <table:table-cell table:style-name="ce71" table:number-columns-repeated="2"/>
          <table:table-cell table:style-name="ce68" office:value-type="float" office:value="1" calcext:value-type="float">
            <text:p>1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68" office:value-type="float" office:value="1" calcext:value-type="float">
            <text:p>1</text:p>
          </table:table-cell>
          <table:table-cell table:style-name="ce70"/>
          <table:table-cell table:style-name="ce70" office:value-type="float" office:value="15" calcext:value-type="float">
            <text:p>15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70"/>
          <table:table-cell table:style-name="ce70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76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59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69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69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69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59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4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77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59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59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42"/>
        <table:table-column table:style-name="co3" table:number-columns-repeated="2" table:default-cell-style-name="Default"/>
        <table:table-row table:style-name="ro1">
          <table:table-cell table:number-columns-repeated="5"/>
          <table:table-cell table:style-name="ce41" table:formula="of:=SUM([.F6:.F27])" office:value-type="float" office:value="451750" calcext:value-type="float">
            <text:p>451.75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Menta Nuevo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9000" calcext:value-type="float">
            <text:p>9.00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2 fernet comun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lu tiene 450 de uno de menta vendido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go 360 de veterinaria, asi que quedan 90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lu tiene 1350 <text:s/>de 3 fernet 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6:25:34.5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1-09T16:28:02.351000000</dc:date>
    <meta:editing-duration>P68DT11H34M32S</meta:editing-duration>
    <meta:editing-cycles>124</meta:editing-cycles>
    <meta:generator>LibreOffice/7.2.5.2$Windows_X86_64 LibreOffice_project/499f9727c189e6ef3471021d6132d4c694f357e5</meta:generator>
    <meta:document-statistic meta:table-count="3" meta:cell-count="753" meta:object-count="0"/>
  </office:meta>
</office:document-meta>
</file>